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3.9173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2.0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fo:color="#ffffff"/>
      <style:map style:condition="cell-content()&gt;=64" style:apply-style-name="Warning" style:base-cell-address="'Impl 1'.H17"/>
    </style:style>
    <style:style style:name="ce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fo:color="#ffffff"/>
      <style:map style:condition="cell-content()&lt;512" style:apply-style-name="Good" style:base-cell-address="'Impl 1'.H18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ff"/>
    </style:style>
    <style:style style:name="ce16" style:family="table-cell" style:parent-style-name="Default">
      <style:text-properties fo:color="#ffffff"/>
    </style:style>
    <style:style style:name="ce17" style:family="table-cell" style:parent-style-name="Default">
      <style:table-cell-properties fo:border-bottom="none" style:text-align-source="fix" style:repeat-content="false" fo:border-left="0.74pt solid #ffffff" fo:border-right="0.74pt solid #ffffff" fo:border-top="0.74pt solid #ffffff" style:vertical-align="middle"/>
      <style:paragraph-properties fo:text-align="center"/>
      <style:text-properties fo:color="#ffffff"/>
    </style:style>
    <style:style style:name="ce18" style:family="table-cell" style:parent-style-name="Default">
      <style:table-cell-properties fo:border-bottom="none" fo:border-left="0.74pt solid #ffffff" fo:border-right="none" fo:border-top="none"/>
      <style:text-properties fo:color="#ffffff"/>
    </style:style>
    <style:style style:name="ce19" style:family="table-cell" style:parent-style-name="Default">
      <style:table-cell-properties fo:border-bottom="0.74pt solid #ffffff" fo:border-left="0.74pt solid #ffffff" fo:border-right="none" fo:border-top="none"/>
      <style:text-properties fo:color="#ffffff"/>
    </style:style>
    <style:style style:name="ce20" style:family="table-cell" style:parent-style-name="Default">
      <style:table-cell-properties fo:border-bottom="none" fo:border-left="0.74pt solid #ffffff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ffffff"/>
      <style:text-properties fo:color="#ffffff"/>
    </style:style>
    <style:style style:name="ce22" style:family="table-cell" style:parent-style-name="Default">
      <style:table-cell-properties fo:border="none"/>
      <style:text-properties fo:color="#ffffff"/>
    </style:style>
    <style:style style:name="ce23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8"/>
    </style:style>
    <style:style style:name="ce24" style:family="table-cell" style:parent-style-name="Default">
      <style:table-cell-properties fo:border-bottom="0.74pt solid #ffffff" fo:border-left="none" fo:border-right="none" fo:border-top="none"/>
      <style:text-properties fo:color="#ffffff"/>
      <style:map style:condition="cell-content()=0" style:apply-style-name="Bad" style:base-cell-address="Design.C11"/>
    </style:style>
    <style:style style:name="ce25" style:family="table-cell" style:parent-style-name="Default"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32"/>
    </style:style>
    <style:style style:name="ce27" style:family="table-cell" style:parent-style-name="Default">
      <style:table-cell-properties fo:border-bottom="0.74pt solid #ffffff" fo:border-left="none" fo:border-right="none" fo:border-top="none"/>
      <style:text-properties fo:color="#ffffff"/>
    </style:style>
    <style:style style:name="ce28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20"/>
    </style:style>
    <style:style style:name="ce29" style:family="table-cell" style:parent-style-name="Default">
      <style:table-cell-properties fo:border="none"/>
      <style:text-properties fo:color="#ffffff"/>
      <style:map style:condition="cell-content()&gt;512" style:apply-style-name="Bad" style:base-cell-address="Design.C63"/>
    </style:style>
    <style:style style:name="ce30" style:family="table-cell" style:parent-style-name="Default">
      <style:table-cell-properties fo:border-bottom="none" fo:border-left="none" fo:border-right="0.74pt solid #ffffff" fo:border-top="0.74pt solid #ffffff"/>
      <style:text-properties fo:color="#ffffff"/>
    </style:style>
    <style:style style:name="ce31" style:family="table-cell" style:parent-style-name="Default">
      <style:table-cell-properties fo:border-bottom="none" fo:border-left="none" fo:border-right="0.74pt solid #ffffff" fo:border-top="none"/>
      <style:text-properties fo:color="#ffffff"/>
    </style:style>
    <style:style style:name="ce32" style:family="table-cell" style:parent-style-name="Default">
      <style:table-cell-properties fo:border-bottom="0.74pt solid #ffffff" fo:border-left="none" fo:border-right="0.74pt solid #ffffff" fo:border-top="none"/>
      <style:text-properties fo:color="#ffffff"/>
    </style:style>
    <style:style style:name="ce33" style:family="table-cell" style:parent-style-name="Default">
      <style:table-cell-properties fo:border-bottom="none" fo:border-left="none" fo:border-right="0.74pt solid #ffffff" fo:border-top="none"/>
    </style:style>
    <style:style style:name="ce34" style:family="table-cell" style:parent-style-name="Default">
      <style:table-cell-properties fo:border="none"/>
      <style:text-properties fo:color="#ffffff"/>
      <style:map style:condition="cell-content()&lt;61" style:apply-style-name="Good" style:base-cell-address="Design.C20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Impl 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4" table:default-cell-style-name="ce2"/>
        <table:table-column table:style-name="co2" table:number-columns-repeated="16369"/>
        <table:table-row table:style-name="ro1">
          <table:table-cell table:style-name="ce1"/>
          <table:table-cell table:style-name="ce4" office:value-type="string" calcext:value-type="string" table:number-columns-spanned="8" table:number-rows-spanned="1">
            <text:p>No L1 fusion</text:p>
          </table:table-cell>
          <table:covered-table-cell table:number-columns-repeated="7" table:style-name="ce10"/>
          <table:table-cell table:style-name="ce10" table:number-columns-repeated="2"/>
          <table:table-cell table:number-columns-repeated="4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 table:number-columns-spanned="2" table:number-rows-spanned="1">
            <text:p>Input 1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Input 2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Output 1 Shapes</text:p>
          </table:table-cell>
          <table:covered-table-cell/>
          <table:table-cell office:value-type="string" calcext:value-type="string">
            <text:p>Data Mem Size (KB)</text:p>
          </table:table-cell>
          <table:table-cell office:value-type="string" calcext:value-type="string">
            <text:p># Data Memories</text:p>
          </table:table-cell>
          <table:table-cell table:number-columns-repeated="6"/>
          <table:table-cell table:style-name="ce2" table:number-columns-repeated="16369"/>
        </table:table-row>
        <table:table-row table:style-name="ro1">
          <table:table-cell office:value-type="string" calcext:value-type="string">
            <text:p>Q=XW<text:span text:style-name="T1">Q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2*2*(([.B3]*[.C3])+([.D3]*[.E3])+([.F3]*[.G3]))/1024" office:value-type="float" office:value="244" calcext:value-type="float">
            <text:p>244</text:p>
          </table:table-cell>
          <table:table-cell table:formula="of:=CEILING(SUM([.H3:.H13])/64)" office:value-type="float" office:value="343" calcext:value-type="float">
            <text:p>343</text:p>
          </table:table-cell>
          <table:table-cell table:number-columns-repeated="6"/>
          <table:table-cell table:style-name="ce2" table:number-columns-repeated="16369"/>
        </table:table-row>
        <table:table-row table:style-name="ro1">
          <table:table-cell office:value-type="string" calcext:value-type="string">
            <text:p>K=XW<text:span text:style-name="T1">K</text:span>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2*2*(([.B4]*[.C4])+([.D4]*[.E4])+([.F4]*[.G4]))/1024" office:value-type="float" office:value="1024" calcext:value-type="float">
            <text:p>102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V=XW<text:span text:style-name="T1">V</text:span>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2*2*(([.B5]*[.C5])+([.D5]*[.E5])+([.F5]*[.G5]))/1024" office:value-type="float" office:value="1024" calcext:value-type="float">
            <text:p>102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1</text:span>=QK<text:span text:style-name="T2">T</text:span>/sqrt(d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2*2*(([.B6]*[.C6])+([.D6]*[.E6])+([.F6]*[.G6]))/1024" office:value-type="float" office:value="84" calcext:value-type="float">
            <text:p>8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2</text:span>=softmax(M<text:span text:style-name="T1">1</text:span>)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2*2*(([.B7]*[.C7])+([.D7]*[.E7])+([.F7]*[.G7]))/1024" office:value-type="float" office:value="32" calcext:value-type="float">
            <text:p>32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3</text:span><text:span text:style-name="T3">=M</text:span><text:span text:style-name="T1">2</text:span><text:span text:style-name="T3">V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2*2*(([.B8]*[.C8])+([.D8]*[.E8])+([.F8]*[.G8]))/1024" office:value-type="float" office:value="84" calcext:value-type="float">
            <text:p>8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4</text:span><text:span text:style-name="T3">=M</text:span><text:span text:style-name="T1">3</text:span><text:span text:style-name="T3">W</text:span><text:span text:style-name="T1">O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9]*[.C9])+([.D9]*[.E9])+([.F9]*[.G9]))/1024" office:value-type="float" office:value="244" calcext:value-type="float">
            <text:p>2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Y=AN(X,M<text:span text:style-name="T1">4</text:span><text:span text:style-name="T3">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10]*[.C10])+([.D10]*[.E10])+([.F10]*[.G10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1</text:span>=GeLU(YW<text:span text:style-name="T1">1</text:span>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float" office:value="16" calcext:value-type="float">
            <text:p>16</text:p>
          </table:table-cell>
          <table:table-cell office:value-type="float" office:value="3072" calcext:value-type="float">
            <text:p>3072</text:p>
          </table:table-cell>
          <table:table-cell table:formula="of:=2*2*(([.B11]*[.C11])+([.D11]*[.E11])+([.F11]*[.G11]))/1024" office:value-type="float" office:value="9456" calcext:value-type="float">
            <text:p>94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2</text:span><text:span text:style-name="T3">=F</text:span><text:span text:style-name="T1">1</text:span><text:span text:style-name="T3">W</text:span><text:span text:style-name="T1">2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12]*[.C12])+([.D12]*[.E12])+([.F12]*[.G12]))/1024" office:value-type="float" office:value="9456" calcext:value-type="float">
            <text:p>94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X=AN(Y,F<text:span text:style-name="T1">2</text:span><text:span text:style-name="T3">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formula="of:=2*2*(([.B13]*[.C13])+([.D13]*[.E13])+([.F13]*[.G13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With L2 and L1 fusion</text:p>
          </table:table-cell>
          <table:covered-table-cell table:number-columns-repeated="7"/>
          <table:table-cell table:number-columns-repeated="6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 table:number-columns-spanned="2" table:number-rows-spanned="1">
            <text:p>Input 1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Input 2 Shape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Output 1 Shapes</text:p>
          </table:table-cell>
          <table:covered-table-cell/>
          <table:table-cell office:value-type="string" calcext:value-type="string">
            <text:p>Data Mem Size (KB)</text:p>
          </table:table-cell>
          <table:table-cell office:value-type="string" calcext:value-type="string">
            <text:p>Estimated Cycles (Assume 512 MACs/cycle * 0.7 efficiency)</text:p>
          </table:table-cell>
          <table:table-cell office:value-type="string" calcext:value-type="string">
            <text:p># Data Memories</text:p>
          </table:table-cell>
          <table:table-cell office:value-type="string" calcext:value-type="string">
            <text:p># Mem Tiles</text:p>
          </table:table-cell>
          <table:table-cell table:number-columns-repeated="4"/>
          <table:table-cell table:style-name="ce2" table:number-columns-repeated="16369"/>
        </table:table-row>
        <table:table-row table:style-name="ro1">
          <table:table-cell office:value-type="string" calcext:value-type="string">
            <text:p>Q=XW<text:span text:style-name="T1">Q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17]*[.C17])+([.D17]*[.E17])+([.F17]*[.G17]))/1024" office:value-type="float" office:value="44" calcext:value-type="float">
            <text:p>44</text:p>
          </table:table-cell>
          <table:table-cell table:style-name="ce1" table:formula="of:=CEILING([.B17]*[.C17]*[.E17]/(512*0.7))" office:value-type="float" office:value="366" calcext:value-type="float">
            <text:p>366</text:p>
          </table:table-cell>
          <table:table-cell table:formula="of:=CEILING(SUM([.H17]; [.H19]; [.H21]; [.H23]; [.H25]; [.H27]; [.H29]; [.H31]; [.H33]; [.H35]; [.H37])/64)" office:value-type="float" office:value="8" calcext:value-type="float">
            <text:p>8</text:p>
          </table:table-cell>
          <table:table-cell table:formula="of:=CEILING(SUM([.H18]; [.H20]; [.H22]; [.H24]; [.H26]; [.H28]; [.H30]; [.H32]; [.H34]; [.H36]; [.H38])/512)" office:value-type="float" office:value="2" calcext:value-type="float">
            <text:p>2</text:p>
          </table:table-cell>
          <table:table-cell table:number-columns-repeated="4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W<text:span text:style-name="T1">Q</text:span>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style-name="ce7" table:formula="of:=2*2*(([.B18]*[.C18])+([.D18]*[.E18])+([.F18]*[.G18]))/1024" office:value-type="float" office:value="40" calcext:value-type="float">
            <text:p>4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K=XW<text:span text:style-name="T1">K</text:span>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19]*[.C19])+([.D19]*[.E19])+([.F19]*[.G19]))/1024" office:value-type="float" office:value="56" calcext:value-type="float">
            <text:p>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W<text:span text:style-name="T1">K</text:span>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7" table:formula="of:=2*2*(([.B20]*[.C20])+([.D20]*[.E20])+([.F20]*[.G20]))/1024" office:value-type="float" office:value="88" calcext:value-type="float">
            <text:p>8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V=XW<text:span text:style-name="T1">V</text:span>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21]*[.C21])+([.D21]*[.E21])+([.F21]*[.G21]))/1024" office:value-type="float" office:value="56" calcext:value-type="float">
            <text:p>5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W<text:span text:style-name="T1">V</text:span>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7" table:formula="of:=2*2*(([.B22]*[.C22])+([.D22]*[.E22])+([.F22]*[.G22]))/1024" office:value-type="float" office:value="88" calcext:value-type="float">
            <text:p>8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1</text:span>=QK<text:span text:style-name="T2">T</text:span>/sqrt(d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formula="of:=2*2*(([.B23]*[.C23])+([.D23]*[.E23])+([.F23]*[.G23]))/1024" office:value-type="float" office:value="44" calcext:value-type="float">
            <text:p>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M<text:span text:style-name="T1">1</text:span>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6" calcext:value-type="float">
            <text:p>256</text:p>
          </table:table-cell>
          <table:table-cell table:style-name="ce7" table:formula="of:=2*2*(([.B24]*[.C24])+([.D24]*[.E24])+([.F24]*[.G24]))/1024" office:value-type="float" office:value="16" calcext:value-type="float">
            <text:p>1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2</text:span>=softmax(M<text:span text:style-name="T1">1</text:span>)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style-name="ce6" table:formula="of:=2*2*(([.B25]*[.C25])+([.D25]*[.E25])+([.F25]*[.G25]))/1024" office:value-type="float" office:value="32" calcext:value-type="float">
            <text:p>32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table:number-columns-repeated="7"/>
          <table:table-cell table:style-name="ce7" table:formula="of:=2*2*(([.B26]*[.C26])+([.D26]*[.E26])+([.F26]*[.G26]))/1024" office:value-type="float" office:value="0" calcext:value-type="float">
            <text:p>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3</text:span><text:span text:style-name="T3">=M</text:span><text:span text:style-name="T1">2</text:span><text:span text:style-name="T3">V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6" table:formula="of:=2*2*(([.B27]*[.C27])+([.D27]*[.E27])+([.F27]*[.G27]))/1024" office:value-type="float" office:value="44" calcext:value-type="float">
            <text:p>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table:number-columns-repeated="7"/>
          <table:table-cell table:style-name="ce7" table:formula="of:=2*2*(([.B28]*[.C28])+([.D28]*[.E28])+([.F28]*[.G28]))/1024" office:value-type="float" office:value="0" calcext:value-type="float">
            <text:p>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M<text:span text:style-name="T1">4</text:span><text:span text:style-name="T3">=M</text:span><text:span text:style-name="T1">3</text:span><text:span text:style-name="T3">W</text:span><text:span text:style-name="T1">O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formula="of:=2*2*(([.B29]*[.C29])+([.D29]*[.E29])+([.F29]*[.G29]))/1024" office:value-type="float" office:value="44" calcext:value-type="float">
            <text:p>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table:number-columns-repeated="5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7" table:formula="of:=2*2*(([.B30]*[.C30])+([.D30]*[.E30])+([.F30]*[.G30]))/1024" office:value-type="float" office:value="48" calcext:value-type="float">
            <text:p>4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Y=AN(X,M<text:span text:style-name="T1">4</text:span><text:span text:style-name="T3">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table:style-name="ce6" table:formula="of:=2*2*(([.B31]*[.C31])+([.D31]*[.E31])+([.F31]*[.G31]))/1024" office:value-type="float" office:value="36" calcext:value-type="float">
            <text:p>36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X, M<text:span text:style-name="T1">4</text:span><text:span text:style-name="T3">,Y</text:span>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7" table:formula="of:=2*2*(([.B32]*[.C32])+([.D32]*[.E32])+([.F32]*[.G32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1</text:span>=GeLU(YW<text:span text:style-name="T1">1</text:span>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style-name="ce6" table:formula="of:=2*2*(([.B33]*[.C33])+([.D33]*[.E33])+([.F33]*[.G33]))/1024" office:value-type="float" office:value="50" calcext:value-type="float">
            <text:p>5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W<text:span text:style-name="T1">1</text:span>, F<text:span text:style-name="T1">1</text:span>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72" calcext:value-type="float">
            <text:p>3072</text:p>
          </table:table-cell>
          <table:table-cell table:style-name="ce7" table:formula="of:=2*2*(([.B34]*[.C34])+([.D34]*[.E34])+([.F34]*[.G34]))/1024" office:value-type="float" office:value="192" calcext:value-type="float">
            <text:p>192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F<text:span text:style-name="T1">2</text:span><text:span text:style-name="T3">=F</text:span><text:span text:style-name="T1">1</text:span><text:span text:style-name="T3">W</text:span><text:span text:style-name="T1">2</text:span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style-name="ce6" table:formula="of:=2*2*(([.B35]*[.C35])+([.D35]*[.E35])+([.F35]*[.G35]))/1024" office:value-type="float" office:value="50" calcext:value-type="float">
            <text:p>50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table:style-name="ce1" office:value-type="string" calcext:value-type="string">
            <text:p>MT: F<text:span text:style-name="T1">2</text:span>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8" calcext:value-type="float">
            <text:p>768</text:p>
          </table:table-cell>
          <table:table-cell table:style-name="ce7" table:formula="of:=2*2*(([.B36]*[.C36])+([.D36]*[.E36])+([.F36]*[.G36]))/1024" office:value-type="float" office:value="48" calcext:value-type="float">
            <text:p>48</text:p>
          </table:table-cell>
          <table:table-cell table:number-columns-repeated="7"/>
          <table:table-cell table:style-name="ce2" table:number-columns-repeated="16369"/>
        </table:table-row>
        <table:table-row table:style-name="ro1">
          <table:table-cell office:value-type="string" calcext:value-type="string">
            <text:p>X=AN(Y,F<text:span text:style-name="T1">2</text:span><text:span text:style-name="T3">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table:style-name="ce6" table:formula="of:=2*2*(([.B37]*[.C37])+([.D37]*[.E37])+([.F37]*[.G37]))/1024" office:value-type="float" office:value="36" calcext:value-type="float">
            <text:p>36</text:p>
          </table:table-cell>
          <table:table-cell table:number-columns-repeated="2"/>
          <table:table-cell table:style-name="ce10"/>
          <table:table-cell table:number-columns-repeated="4"/>
          <table:table-cell table:style-name="ce2" table:number-columns-repeated="16369"/>
        </table:table-row>
        <table:table-row table:style-name="ro1">
          <table:table-cell office:value-type="string" calcext:value-type="string">
            <text:p>MT: Y, F<text:span text:style-name="T1">2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768" calcext:value-type="float">
            <text:p>768</text:p>
          </table:table-cell>
          <table:table-cell table:style-name="ce7" table:formula="of:=2*2*(([.B38]*[.C38])+([.D38]*[.E38])+([.F38]*[.G38]))/1024" office:value-type="float" office:value="144" calcext:value-type="float">
            <text:p>144</text:p>
          </table:table-cell>
          <table:table-cell table:number-columns-repeated="7"/>
          <table:table-cell table:style-name="ce2" table:number-columns-repeated="16369"/>
        </table:table-row>
        <table:table-row table:style-name="ro1" table:number-rows-repeated="2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8"/>
          <table:table-cell table:number-columns-repeated="14"/>
          <table:table-cell table:style-name="ce2" table:number-columns-repeated="16369"/>
        </table:table-row>
        <table:table-row table:style-name="ro1" table:number-rows-repeated="8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8"/>
          <table:table-cell table:number-columns-repeated="14"/>
          <table:table-cell table:style-name="ce2" table:number-columns-repeated="16369"/>
        </table:table-row>
        <table:table-row table:style-name="ro1" table:number-rows-repeated="3">
          <table:table-cell table:number-columns-repeated="15"/>
          <table:table-cell table:style-name="ce2" table:number-columns-repeated="16369"/>
        </table:table-row>
        <table:table-row table:style-name="ro1">
          <table:table-cell/>
          <table:table-cell table:style-name="Default" table:number-columns-repeated="2"/>
          <table:table-cell table:number-columns-repeated="12"/>
          <table:table-cell table:style-name="ce2" table:number-columns-repeated="16369"/>
        </table:table-row>
        <table:table-row table:style-name="ro1" table:number-rows-repeated="104852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calcext:conditional-formats>
          <calcext:conditional-format calcext:target-range-address="'Impl 1'.H17:'Impl 1'.H17 'Impl 1'.H19:'Impl 1'.H19 'Impl 1'.H21:'Impl 1'.H21 'Impl 1'.H23:'Impl 1'.H23 'Impl 1'.H25:'Impl 1'.H25 'Impl 1'.H27:'Impl 1'.H27 'Impl 1'.H29:'Impl 1'.H29 'Impl 1'.H31:'Impl 1'.H31 'Impl 1'.H33:'Impl 1'.H33 'Impl 1'.H35:'Impl 1'.H35 'Impl 1'.H37:'Impl 1'.H37">
            <calcext:condition calcext:apply-style-name="Warning" calcext:value="&gt;=64" calcext:base-cell-address="'Impl 1'.H17"/>
          </calcext:conditional-format>
          <calcext:conditional-format calcext:target-range-address="'Impl 1'.H18:'Impl 1'.H18 'Impl 1'.H20:'Impl 1'.H20 'Impl 1'.H22:'Impl 1'.H22 'Impl 1'.H24:'Impl 1'.H24 'Impl 1'.H26:'Impl 1'.H26 'Impl 1'.H28:'Impl 1'.H28 'Impl 1'.H30:'Impl 1'.H30 'Impl 1'.H32:'Impl 1'.H32 'Impl 1'.H34:'Impl 1'.H34 'Impl 1'.H36:'Impl 1'.H36 'Impl 1'.H38:'Impl 1'.H38">
            <calcext:condition calcext:apply-style-name="Good" calcext:value="&lt;512" calcext:base-cell-address="'Impl 1'.H18"/>
          </calcext:conditional-format>
          <calcext:conditional-format calcext:target-range-address="'Impl 1'.H17:'Impl 1'.H17 'Impl 1'.H19:'Impl 1'.H19 'Impl 1'.H21:'Impl 1'.H21 'Impl 1'.H23:'Impl 1'.H23 'Impl 1'.H25:'Impl 1'.H25 'Impl 1'.H27:'Impl 1'.H27 'Impl 1'.H29:'Impl 1'.H29 'Impl 1'.H31:'Impl 1'.H31 'Impl 1'.H33:'Impl 1'.H33 'Impl 1'.H35:'Impl 1'.H35 'Impl 1'.H37:'Impl 1'.H37">
            <calcext:condition calcext:apply-style-name="Good" calcext:value="&lt;64" calcext:base-cell-address="'Impl 1'.H17"/>
          </calcext:conditional-format>
          <calcext:conditional-format calcext:target-range-address="'Impl 1'.H18:'Impl 1'.H18 'Impl 1'.H20:'Impl 1'.H20 'Impl 1'.H22:'Impl 1'.H22 'Impl 1'.H24:'Impl 1'.H24 'Impl 1'.H26:'Impl 1'.H26 'Impl 1'.H28:'Impl 1'.H28 'Impl 1'.H30:'Impl 1'.H30 'Impl 1'.H32:'Impl 1'.H32 'Impl 1'.H34:'Impl 1'.H34 'Impl 1'.H36:'Impl 1'.H36 'Impl 1'.H38:'Impl 1'.H38">
            <calcext:condition calcext:apply-style-name="Bad" calcext:value="&gt;=512" calcext:base-cell-address="'Impl 1'.H18"/>
          </calcext:conditional-format>
        </calcext:conditional-formats>
      </table:table>
      <table:table table:name="Design" table:style-name="ta1">
        <table:table-column table:style-name="co2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2" table:default-cell-style-name="Default"/>
        <table:table-column table:style-name="co2" table:default-cell-style-name="ce16"/>
        <table:table-column table:style-name="co9" table:default-cell-style-name="ce16"/>
        <table:table-column table:style-name="co2" table:number-columns-repeated="3" table:default-cell-style-name="ce16"/>
        <table:table-column table:style-name="co9" table:default-cell-style-name="ce16"/>
        <table:table-column table:style-name="co2" table:number-columns-repeated="2" table:default-cell-style-name="ce16"/>
        <table:table-column table:style-name="co2" table:number-columns-repeated="2" table:default-cell-style-name="Default"/>
        <table:table-column table:style-name="co2" table:number-columns-repeated="16350"/>
        <table:table-row table:style-name="ro1">
          <table:table-cell table:style-name="Default" table:number-columns-repeated="2"/>
          <table:table-cell table:number-columns-repeated="32"/>
          <table:table-cell table:style-name="ce16" table:number-columns-repeated="16350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Default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V</text:p>
          </table:table-cell>
          <table:table-cell table:style-name="ce31" office:value-type="string" calcext:value-type="string">
            <text:p>XW<text:span text:style-name="T1">V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3</text:span></text:p>
          </table:table-cell>
          <table:table-cell table:style-name="ce31" office:value-type="string" calcext:value-type="string">
            <text:p>M<text:span text:style-name="T1">2</text:span><text:span text:style-name="T3">V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F<text:span text:style-name="T1">1</text:span></text:p>
          </table:table-cell>
          <table:table-cell table:style-name="ce31" office:value-type="string" calcext:value-type="string">
            <text:p>GeLU(A<text:span text:style-name="T1">1</text:span><text:span text:style-name="T3">W</text:span><text:span text:style-name="T1">1</text:span><text:span text:style-name="T3">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F<text:span text:style-name="T1">2</text:span></text:p>
          </table:table-cell>
          <table:table-cell table:style-name="ce31" office:value-type="string" calcext:value-type="string">
            <text:p>F<text:span text:style-name="T1">1</text:span><text:span text:style-name="T3">W</text:span><text:span text:style-name="T1">2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Default"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32" calcext:value-type="float">
            <text:p>32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Default"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32" calcext:value-type="float">
            <text:p>32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32" calcext:value-type="float">
            <text:p>32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3"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32" calcext:value-type="float">
            <text:p>32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3" table:formula="of:=2*2*([.C6]*[.D6]+[.C5]*[.D5]+[.C4]*[.D4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6]*[.H6]+[.G5]*[.H5]+[.G4]*[.H4])/1024" office:value-type="float" office:value="36" calcext:value-type="float">
            <text:p>3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K6]*[.L6]+[.K5]*[.L5]+[.K4]*[.L4])/1024" office:value-type="float" office:value="50" calcext:value-type="float">
            <text:p>5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6]*[.P6]+[.O5]*[.P5]+[.O4]*[.P4])/1024" office:value-type="float" office:value="34" calcext:value-type="float">
            <text:p>34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6]*[.T6]+[.S5]*[.T5]+[.S4]*[.T4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6]*[.X6]+[.W5]*[.X5]+[.W4]*[.X4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6]*[.AB6]+[.AA5]*[.AB5]+[.AA4]*[.AB4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6]*[.AF6]+[.AE5]*[.AF5]+[.AE4]*[.AF4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 table:formula="of:=[.C4]*[.C5]*[.D5]" office:value-type="float" office:value="524288" calcext:value-type="float">
            <text:p>524288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C18]*[.G5]*[.H5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K4]*[.K5]*[.L5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O6]*[.O5]*[.P5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 table:formula="of:=[.H51]/[.C5]*[.G68]/[.C4]" office:value-type="float" office:value="24" calcext:value-type="float">
            <text:p>24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D18]/[.G5]" office:value-type="float" office:value="2" calcext:value-type="float">
            <text:p>2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O67]/[.K5]*[.P67]/[.L6]" office:value-type="float" office:value="288" calcext:value-type="float">
            <text:p>288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O68]/[.O5]*[.P68]/[.P6]" office:value-type="float" office:value="288" calcext:value-type="float">
            <text:p>288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C9]*[.C10]/512" office:value-type="float" office:value="24576" calcext:value-type="float">
            <text:p>2457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9]*[.G10]/512" office:value-type="float" office:value="512" calcext:value-type="float">
            <text:p>512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9]*[.K10]/512" office:value-type="float" office:value="73728" calcext:value-type="float">
            <text:p>73728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9]*[.O10]/512" office:value-type="float" office:value="73728" calcext:value-type="float">
            <text:p>73728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9]*[.S10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9]*[.W10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9]*[.AA10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9]*[.AE10]/512" office:value-type="float" office:value="0" calcext:value-type="float">
            <text:p>0</text:p>
          </table:table-cell>
          <table:table-cell table:style-name="ce32"/>
          <table:table-cell table:style-name="ce16"/>
          <table:table-cell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number-columns-repeated="21"/>
          <table:table-cell table:style-name="ce16" table:number-columns-repeated="2"/>
          <table:table-cell table:number-columns-repeated="10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2</text:span></text:p>
          </table:table-cell>
          <table:table-cell table:style-name="ce31" office:value-type="string" calcext:value-type="string">
            <text:p>softmax(M<text:span text:style-name="T1">1</text:span><text:span text:style-name="T3">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4</text:span></text:p>
          </table:table-cell>
          <table:table-cell table:style-name="ce31" office:value-type="string" calcext:value-type="string">
            <text:p>M<text:span text:style-name="T1">3</text:span><text:span text:style-name="T3">W</text:span><text:span text:style-name="T1">O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A<text:span text:style-name="T1">1</text:span></text:p>
          </table:table-cell>
          <table:table-cell table:style-name="ce31" office:value-type="string" calcext:value-type="string">
            <text:p>LN(M<text:span text:style-name="T1">4</text:span><text:span text:style-name="T3">+X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Y</text:p>
          </table:table-cell>
          <table:table-cell table:style-name="ce31" office:value-type="string" calcext:value-type="string">
            <text:p>LN(F<text:span text:style-name="T1">2</text:span><text:span text:style-name="T3">+A</text:span><text:span text:style-name="T1">1</text:span><text:span text:style-name="T3">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3" table:formula="of:=2*2*([.C18]*[.D18]+[.C17]*[.D17]+[.C16]*[.D16])/1024" office:value-type="float" office:value="16" calcext:value-type="float">
            <text:p>1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18]*[.H18]+[.G17]*[.H17]+[.G16]*[.H16])/1024" office:value-type="float" office:value="40" calcext:value-type="float">
            <text:p>4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34" table:formula="of:=2*2*([.K18]*[.L18]+[.K17]*[.L17]+[.K16]*[.L16])/1024" office:value-type="float" office:value="36" calcext:value-type="float">
            <text:p>3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18]*[.P18]+[.O17]*[.P17]+[.O16]*[.P16])/1024" office:value-type="float" office:value="36" calcext:value-type="float">
            <text:p>36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18]*[.T18]+[.S17]*[.T17]+[.S16]*[.T16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18]*[.X18]+[.W17]*[.X17]+[.W16]*[.X16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18]*[.AB18]+[.AA17]*[.AB17]+[.AA16]*[.AB16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18]*[.AF18]+[.AE17]*[.AF17]+[.AE16]*[.AF16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G6]*[.G17]*[.H17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L52]/[.H18]*[.K68]/[.G17]" office:value-type="float" office:value="12" calcext:value-type="float">
            <text:p>12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C21]*[.C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21]*[.G22]/512" office:value-type="float" office:value="3072" calcext:value-type="float">
            <text:p>3072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21]*[.K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21]*[.O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21]*[.S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21]*[.W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21]*[.AA22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21]*[.AE22]/512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style-name="ce15"/>
          <table:table-cell table:style-name="ce25"/>
          <table:table-cell table:number-columns-repeated="19"/>
          <table:table-cell table:style-name="ce16" table:number-columns-repeated="2"/>
          <table:table-cell table:number-columns-repeated="10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M<text:span text:style-name="T1">1</text:span></text:p>
          </table:table-cell>
          <table:table-cell table:style-name="ce31" office:value-type="string" calcext:value-type="string">
            <text:p>QK<text:span text:style-name="T2">T</text:span><text:span text:style-name="T3">/sqrt(d)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K</text:p>
          </table:table-cell>
          <table:table-cell table:style-name="ce31" office:value-type="string" calcext:value-type="string">
            <text:p>XW<text:span text:style-name="T1">K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1 (Rows, Cols)-Q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-X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2 (Rows, Cols)-K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Input 2 (Rows, Cols)-W<text:span text:style-name="T1">K</text:span>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1 (Rows, Cols)-M<text:span text:style-name="T1">1</text:span>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 office:value-type="string" calcext:value-type="string">
            <text:p>Output 1 (Rows, Cols)-K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6" table:formula="of:=2*2*([.C30]*[.D30]+[.C29]*[.D29]+[.C28]*[.D28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30]*[.H30]+[.G29]*[.H29]+[.G28]*[.H28])/1024" office:value-type="float" office:value="48" calcext:value-type="float">
            <text:p>48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K30]*[.L30]+[.K29]*[.L29]+[.K28]*[.L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30]*[.P30]+[.O29]*[.P29]+[.O28]*[.P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30]*[.T30]+[.S29]*[.T29]+[.S28]*[.T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30]*[.X30]+[.W29]*[.X29]+[.W28]*[.X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30]*[.AB30]+[.AA29]*[.AB29]+[.AA28]*[.AB28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30]*[.AF30]+[.AE29]*[.AF29]+[.AE28]*[.AF28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 table:formula="of:=[.C42]*[.D42]*[.D29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 table:formula="of:=[.G28]*[.G29]*[.H29]" office:value-type="float" office:value="524288" calcext:value-type="float">
            <text:p>524288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 table:formula="of:=[.D30]/[.D29]" office:value-type="float" office:value="2" calcext:value-type="float">
            <text:p>2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 table:formula="of:=[.D67]/[.H28]*[.C67]/[.G28]" office:value-type="float" office:value="24" calcext:value-type="float">
            <text:p>24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7" table:formula="of:=[.C33]*[.C34]/512" office:value-type="float" office:value="512" calcext:value-type="float">
            <text:p>512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33]*[.G34]/512" office:value-type="float" office:value="24576" calcext:value-type="float">
            <text:p>2457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33]*[.K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33]*[.O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33]*[.S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33]*[.W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33]*[.AA34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33]*[.AE34]/512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style-name="ce15"/>
          <table:table-cell table:style-name="ce25"/>
          <table:table-cell table:number-columns-repeated="19"/>
          <table:table-cell table:style-name="ce16" table:number-columns-repeated="2"/>
          <table:table-cell table:number-columns-repeated="10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Cor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peration (Output, Equation)</text:p>
          </table:table-cell>
          <table:table-cell table:style-name="ce22" office:value-type="string" calcext:value-type="string">
            <text:p>Q</text:p>
          </table:table-cell>
          <table:table-cell table:style-name="ce31" office:value-type="string" calcext:value-type="string">
            <text:p>XW<text:span text:style-name="T1">Q</text:span></text:p>
          </table:table-cell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peration (Output, Equation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1 (Rows, Cols)-X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Input 2 (Rows, Cols)-W<text:span text:style-name="T1">Q</text:span>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In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1 (Rows, Cols)-Q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1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Output 2 (Rows, Col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Memory (KB)</text:p>
          </table:table-cell>
          <table:table-cell table:style-name="ce28" table:formula="of:=2*2*([.C42]*[.D42]+[.C41]*[.D41]+[.C40]*[.D40])/1024" office:value-type="float" office:value="44" calcext:value-type="float">
            <text:p>44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G42]*[.H42]+[.G41]*[.H41]+[.G40]*[.H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K42]*[.L42]+[.K41]*[.L41]+[.K40]*[.L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O42]*[.P42]+[.O41]*[.P41]+[.O40]*[.P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S42]*[.T42]+[.S41]*[.T41]+[.S40]*[.T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W42]*[.X42]+[.W41]*[.X41]+[.W40]*[.X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A42]*[.AB42]+[.AA41]*[.AB41]+[.AA40]*[.AB40])/1024" office:value-type="float" office:value="0" calcext:value-type="float">
            <text:p>0</text:p>
          </table:table-cell>
          <table:table-cell table:style-name="ce31"/>
          <table:table-cell/>
          <table:table-cell table:style-name="ce18" office:value-type="string" calcext:value-type="string">
            <text:p>Memory (KB)</text:p>
          </table:table-cell>
          <table:table-cell table:style-name="ce23" table:formula="of:=2*2*([.AE42]*[.AF42]+[.AE41]*[.AF41]+[.AE40]*[.AF40])/1024" office:value-type="float" office:value="0" calcext:value-type="float">
            <text:p>0</text:p>
          </table:table-cell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Compute (MACs)</text:p>
          </table:table-cell>
          <table:table-cell table:style-name="ce22" table:formula="of:=[.C40]*[.C41]*[.D41]" office:value-type="float" office:value="131072" calcext:value-type="float">
            <text:p>131072</text:p>
          </table:table-cell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Compute (MACs)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Total Invokes</text:p>
          </table:table-cell>
          <table:table-cell table:style-name="ce22" table:formula="of:=[.D67]/[.C41]" office:value-type="float" office:value="6" calcext:value-type="float">
            <text:p>6</text:p>
          </table:table-cell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/>
          <table:table-cell table:style-name="ce18" office:value-type="string" calcext:value-type="string">
            <text:p>Total Invokes</text:p>
          </table:table-cell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9" office:value-type="string" calcext:value-type="string">
            <text:p>Estimated Cycles (Assume 512 MACs/cycle)</text:p>
          </table:table-cell>
          <table:table-cell table:style-name="ce27" table:formula="of:=[.C45]*[.C46]/512" office:value-type="float" office:value="1536" calcext:value-type="float">
            <text:p>1536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G45]*[.G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K45]*[.K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O45]*[.O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S45]*[.S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W45]*[.W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A45]*[.AA46]/512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Estimated Cycles (Assume 512 MACs/cycle)</text:p>
          </table:table-cell>
          <table:table-cell table:style-name="ce24" table:formula="of:=[.AE45]*[.AE46]/512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 table:style-name="ce14"/>
          <table:table-cell table:style-name="ce15"/>
          <table:table-cell table:style-name="ce25"/>
          <table:table-cell table:number-columns-repeated="31"/>
          <table:table-cell table:style-name="ce16" table:number-columns-repeated="16350"/>
        </table:table-row>
        <table:table-row table:style-name="ro1">
          <table:table-cell table:style-name="ce14"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Memory Til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X for Q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X for K,V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V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W<text:span text:style-name="T1">1</text:span></text:p>
          </table:table-cell>
          <table:table-cell table:style-name="ce22" office:value-type="float" office:value="128" calcext:value-type="float">
            <text:p>128</text:p>
          </table:table-cell>
          <table:table-cell table:style-name="ce31" office:value-type="float" office:value="256" calcext:value-type="float">
            <text:p>256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W<text:span text:style-name="T1">Q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X for AN-MHA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2</text:span>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128" calcext:value-type="float">
            <text:p>128</text:p>
          </table:table-cell>
          <table:table-cell/>
          <table:table-cell table:style-name="ce18" office:value-type="string" calcext:value-type="string">
            <text:p>W<text:span text:style-name="T1">O</text:span></text:p>
          </table:table-cell>
          <table:table-cell table:style-name="ce22" office:value-type="float" office:value="64" calcext:value-type="float">
            <text:p>64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4"/>
          <table:table-cell table:style-name="ce18" office:value-type="string" calcext:value-type="string">
            <text:p>W<text:span text:style-name="T1">K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64" calcext:value-type="float">
            <text:p>64</text:p>
          </table:table-cell>
          <table:table-cell/>
          <table:table-cell table:style-name="ce18" office:value-type="string" calcext:value-type="string">
            <text:p>M<text:span text:style-name="T1">4</text:span>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Y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F<text:span text:style-name="T1">2</text:span>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 office:value-type="string" calcext:value-type="string">
            <text:p>A<text:span text:style-name="T1">1</text:span>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 office:value-type="string" calcext:value-type="string">
            <text:p>A<text:span text:style-name="T1">1</text:span></text:p>
          </table:table-cell>
          <table:table-cell table:style-name="ce22" office:value-type="float" office:value="16" calcext:value-type="float">
            <text:p>1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 table:number-rows-repeated="3"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 table:style-name="ce16"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style-name="Default"/>
          <table:table-cell table:style-name="ce20"/>
          <table:table-cell table:style-name="Default"/>
          <table:table-cell table:style-name="ce33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C51]*[.D51]+[.C52]*[.D52]+[.C53]*[.D53]+[.C54]*[.D54]+[.C55]*[.D55]+[.C56]*[.D56]+[.C57]*[.D57]+[.C58]*[.D58]+[.C59]*[.D59]+[.C60]*[.D60]+[.C61]*[.D61]+[.C62]*[.D62])/1024" office:value-type="float" office:value="432" calcext:value-type="float">
            <text:p>432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G51]*[.H51]+[.G52]*[.H52]+[.G53]*[.H53]+[.G54]*[.H54]+[.G55]*[.H55]+[.G56]*[.H56]+[.G57]*[.H57]+[.G58]*[.H58]+[.G59]*[.H59]+[.G60]*[.H60]+[.G61]*[.H61]+[.G62]*[.H62])/1024" office:value-type="float" office:value="480" calcext:value-type="float">
            <text:p>48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K51]*[.L51]+[.K52]*[.L52]+[.K53]*[.L53]+[.K54]*[.L54]+[.K55]*[.L55]+[.K56]*[.L56]+[.K57]*[.L57]+[.K58]*[.L58]+[.K59]*[.L59]+[.K60]*[.L60]+[.K61]*[.L61]+[.K62]*[.L62])/1024" office:value-type="float" office:value="464" calcext:value-type="float">
            <text:p>464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O51]*[.P51]+[.O52]*[.P52]+[.O53]*[.P53]+[.O54]*[.P54]+[.O55]*[.P55]+[.O56]*[.P56]+[.O57]*[.P57]+[.O58]*[.P58]+[.O59]*[.P59]+[.O60]*[.P60]+[.O61]*[.P61]+[.O62]*[.P62])/1024" office:value-type="float" office:value="368" calcext:value-type="float">
            <text:p>368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S51]*[.T51]+[.S52]*[.T52]+[.S53]*[.T53]+[.S54]*[.T54]+[.S55]*[.T55]+[.S56]*[.T56]+[.S57]*[.T57]+[.S58]*[.T58]+[.S59]*[.T59]+[.S60]*[.T60]+[.S61]*[.T61]+[.S62]*[.T62])/1024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W51]*[.X51]+[.W52]*[.X52]+[.W53]*[.X53]+[.W54]*[.X54]+[.W55]*[.X55]+[.W56]*[.X56]+[.W57]*[.X57]+[.W58]*[.X58]+[.W59]*[.X59]+[.W60]*[.X60]+[.W61]*[.X61]+[.W62]*[.X62])/1024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AA51]*[.AB51]+[.AA52]*[.AB52]+[.AA53]*[.AB53]+[.AA54]*[.AB54]+[.AA55]*[.AB55]+[.AA56]*[.AB56]+[.AA57]*[.AB57]+[.AA58]*[.AB58]+[.AA59]*[.AB59]+[.AA60]*[.AB60]+[.AA61]*[.AB61]+[.AA62]*[.AB62])/1024" office:value-type="float" office:value="0" calcext:value-type="float">
            <text:p>0</text:p>
          </table:table-cell>
          <table:table-cell table:style-name="ce32"/>
          <table:table-cell/>
          <table:table-cell table:style-name="ce19" office:value-type="string" calcext:value-type="string">
            <text:p>Total Memory (KB)</text:p>
          </table:table-cell>
          <table:table-cell table:style-name="ce29" table:formula="of:=2*2*([.AE51]*[.AF51]+[.AE52]*[.AF52]+[.AE53]*[.AF53]+[.AE54]*[.AF54]+[.AE55]*[.AF55]+[.AE56]*[.AF56]+[.AE57]*[.AF57]+[.AE58]*[.AF58]+[.AE59]*[.AF59]+[.AE60]*[.AF60]+[.AE61]*[.AF61]+[.AE62]*[.AF62])/1024" office:value-type="float" office:value="0" calcext:value-type="float">
            <text:p>0</text:p>
          </table:table-cell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 table:number-rows-repeated="2">
          <table:table-cell/>
          <table:table-cell table:style-name="ce15"/>
          <table:table-cell table:style-name="ce25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/>
          <table:table-cell table:number-columns-repeated="3"/>
          <table:table-cell table:style-name="ce22" table:number-columns-repeated="3"/>
          <table:table-cell/>
          <table:table-cell table:style-name="ce22" table:number-columns-repeated="3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/>
          <table:table-cell table:style-name="ce17" office:value-type="string" calcext:value-type="string" table:number-columns-spanned="3" table:number-rows-spanned="1">
            <text:p>Shim Tile</text:p>
          </table:table-cell>
          <table:covered-table-cell table:style-name="ce21"/>
          <table:covered-table-cell table:style-name="ce30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 office:value-type="string" calcext:value-type="string">
            <text:p>X</text:p>
          </table:table-cell>
          <table:table-cell table:style-name="ce22" office:value-type="float" office:value="256" calcext:value-type="float">
            <text:p>25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<text:span text:style-name="T4">W</text:span><text:span text:style-name="T5">K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V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1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3072" calcext:value-type="float">
            <text:p>3072</text:p>
          </table:table-cell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/>
          <table:table-cell table:style-name="ce18"/>
          <table:table-cell table:style-name="ce22"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 office:value-type="string" calcext:value-type="string">
            <text:p>W<text:span text:style-name="T1">Q</text:span></text:p>
          </table:table-cell>
          <table:table-cell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O</text:span></text:p>
          </table:table-cell>
          <table:table-cell table:style-name="ce22" office:value-type="float" office:value="768" calcext:value-type="float">
            <text:p>768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 office:value-type="string" calcext:value-type="string">
            <text:p>W<text:span text:style-name="T1">2</text:span></text:p>
          </table:table-cell>
          <table:table-cell office:value-type="float" office:value="3072" calcext:value-type="float">
            <text:p>3072</text:p>
          </table:table-cell>
          <table:table-cell table:style-name="ce31" office:value-type="float" office:value="768" calcext:value-type="float">
            <text:p>768</text:p>
          </table:table-cell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 table:style-name="ce16"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8"/>
          <table:table-cell/>
          <table:table-cell table:style-name="ce31"/>
          <table:table-cell/>
          <table:table-cell table:style-name="ce18" office:value-type="string" calcext:value-type="string">
            <text:p>Y</text:p>
          </table:table-cell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 table:style-name="ce16"/>
          <table:table-cell table:style-name="ce31"/>
          <table:table-cell/>
          <table:table-cell table:style-name="ce18"/>
          <table:table-cell/>
          <table:table-cell table:style-name="ce31"/>
          <table:table-cell/>
          <table:table-cell table:style-name="ce18"/>
          <table:table-cell/>
          <table:table-cell table:style-name="ce31"/>
          <table:table-cell table:number-columns-repeated="2"/>
          <table:table-cell table:style-name="ce16" table:number-columns-repeated="16350"/>
        </table:table-row>
        <table:table-row table:style-name="ro1"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/>
          <table:table-cell table:style-name="ce19"/>
          <table:table-cell table:style-name="ce27"/>
          <table:table-cell table:style-name="ce32"/>
          <table:table-cell table:number-columns-repeated="2"/>
          <table:table-cell table:style-name="ce16" table:number-columns-repeated="16350"/>
        </table:table-row>
        <table:table-row table:style-name="ro1">
          <table:table-cell table:number-columns-repeated="34"/>
          <table:table-cell table:style-name="ce16" table:number-columns-repeated="16350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26"/>
          <table:table-cell table:style-name="ce16" table:number-columns-repeated="16350"/>
        </table:table-row>
        <table:table-row table:style-name="ro1">
          <table:table-cell/>
          <table:table-cell table:style-name="Default" table:number-columns-repeated="21"/>
          <table:table-cell table:number-columns-repeated="2"/>
          <table:table-cell table:style-name="Default" table:number-columns-repeated="7"/>
          <table:table-cell table:number-columns-repeated="3"/>
          <table:table-cell table:style-name="ce16" table:number-columns-repeated="16350"/>
        </table:table-row>
        <table:table-row table:style-name="ro1" table:number-rows-repeated="8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22"/>
          <table:table-cell table:style-name="ce16" table:number-columns-repeated="1635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2"/>
          <table:table-cell table:style-name="ce16" table:number-columns-repeated="16350"/>
        </table:table-row>
        <table:table-row table:style-name="ro1" table:number-rows-repeated="1048490">
          <table:table-cell table:number-columns-repeated="34"/>
          <table:table-cell table:style-name="ce16" table:number-columns-repeated="16350"/>
        </table:table-row>
        <table:table-row table:style-name="ro1">
          <table:table-cell table:number-columns-repeated="34"/>
          <table:table-cell table:style-name="ce16" table:number-columns-repeated="16350"/>
        </table:table-row>
        <calcext:conditional-formats>
          <calcext:conditional-format calcext:target-range-address="Design.C44:Design.C44 Design.K20:Design.K20">
            <calcext:condition calcext:apply-style-name="Good" calcext:value="&lt;61" calcext:base-cell-address="Design.C20"/>
          </calcext:conditional-format>
          <calcext:conditional-format calcext:target-range-address="Design.C44:Design.C44 Design.K20:Design.K20">
            <calcext:condition calcext:apply-style-name="Bad" calcext:value="&gt;=61" calcext:base-cell-address="Design.C20"/>
          </calcext:conditional-format>
          <calcext:conditional-format calcext:target-range-address="Design.C63:Design.C63 Design.G63:Design.G63 Design.K63:Design.K63 Design.O63:Design.O63 Design.S63:Design.S63 Design.W63:Design.W63 Design.AA63:Design.AA63 Design.AE63:Design.AE63">
            <calcext:condition calcext:apply-style-name="Bad" calcext:value="&gt;512" calcext:base-cell-address="Design.C63"/>
          </calcext:conditional-format>
          <calcext:conditional-format calcext:target-range-address="Design.C63:Design.C63 Design.G63:Design.G63 Design.K63:Design.K63 Design.O63:Design.O63 Design.S63:Design.S63 Design.W63:Design.W63 Design.AA63:Design.AA63 Design.AE63:Design.AE63">
            <calcext:condition calcext:apply-style-name="Good" calcext:value="&lt;=512" calcext:base-cell-address="Design.C63"/>
          </calcext:conditional-format>
          <calcext:conditional-format calcext:target-range-address="Design.C20:Design.C20 Design.G44:Design.G44 Design.K32:Design.K32 Design.K44:Design.K44 Design.O8:Design.O8 Design.O20:Design.O20 Design.O32:Design.O32 Design.O44:Design.O44 Design.S8:Design.S8 Design.S20:Design.S20 Design.S32:Design.S32 Design.S44:Design.S44 Design.W8:Design.W8 Design.W20:Design.W20 Design.W32:Design.W32 Design.W44:Design.W44 Design.AA8:Design.AA8 Design.AA20:Design.AA20 Design.AA32:Design.AA32 Design.AA44:Design.AA44 Design.AE8:Design.AE8 Design.AE20:Design.AE20 Design.AE32:Design.AE32 Design.AE44:Design.AE44 Design.G32:Design.G32 Design.K8:Design.K8 Design.C8:Design.C8 Design.G20:Design.G20 Design.G8:Design.G8">
            <calcext:condition calcext:apply-style-name="Good" calcext:value="&lt;61" calcext:base-cell-address="Design.C8"/>
          </calcext:conditional-format>
          <calcext:conditional-format calcext:target-range-address="Design.C20:Design.C20 Design.G44:Design.G44 Design.K32:Design.K32 Design.K44:Design.K44 Design.O8:Design.O8 Design.O20:Design.O20 Design.O32:Design.O32 Design.O44:Design.O44 Design.S8:Design.S8 Design.S20:Design.S20 Design.S32:Design.S32 Design.S44:Design.S44 Design.W8:Design.W8 Design.W20:Design.W20 Design.W32:Design.W32 Design.W44:Design.W44 Design.AA8:Design.AA8 Design.AA20:Design.AA20 Design.AA32:Design.AA32 Design.AA44:Design.AA44 Design.AE8:Design.AE8 Design.AE20:Design.AE20 Design.AE32:Design.AE32 Design.AE44:Design.AE44 Design.G32:Design.G32 Design.K8:Design.K8 Design.C8:Design.C8 Design.G20:Design.G20 Design.G8:Design.G8">
            <calcext:condition calcext:apply-style-name="Bad" calcext:value="&gt;=61" calcext:base-cell-address="Design.C8"/>
          </calcext:conditional-format>
          <calcext:conditional-format calcext:target-range-address="Design.C32:Design.C32">
            <calcext:condition calcext:apply-style-name="Good" calcext:value="&lt;61" calcext:base-cell-address="Design.C32"/>
          </calcext:conditional-format>
          <calcext:conditional-format calcext:target-range-address="Design.C32:Design.C32">
            <calcext:condition calcext:apply-style-name="Bad" calcext:value="&gt;=61" calcext:base-cell-address="Design.C32"/>
          </calcext:conditional-format>
          <calcext:conditional-format calcext:target-range-address="Design.C32:Design.C32 Design.C44:Design.C44 Design.C23:Design.C23 Design.G47:Design.G47 Design.K35:Design.K35 Design.K47:Design.K47 Design.O11:Design.O11 Design.O23:Design.O23 Design.O35:Design.O35 Design.O47:Design.O47 Design.S11:Design.S11 Design.S23:Design.S23 Design.S35:Design.S35 Design.S47:Design.S47 Design.W11:Design.W11 Design.W23:Design.W23 Design.W35:Design.W35 Design.W47:Design.W47 Design.AA11:Design.AA11 Design.AA23:Design.AA23 Design.AA35:Design.AA35 Design.AA47:Design.AA47 Design.AE11:Design.AE11 Design.AE23:Design.AE23 Design.AE35:Design.AE35 Design.AE47:Design.AE47 Design.G35:Design.G35 Design.K11:Design.K11 Design.K23:Design.K23 Design.C11:Design.C11 Design.G23:Design.G23 Design.G11:Design.G11">
            <calcext:condition calcext:apply-style-name="Bad" calcext:value="=0" calcext:base-cell-address="Design.C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22:56:29.638381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8:58:47.689264622</meta:creation-date>
    <dc:date>2025-09-10T01:03:16.000754076</dc:date>
    <meta:editing-duration>PT10H28M40S</meta:editing-duration>
    <meta:editing-cycles>355</meta:editing-cycles>
    <meta:generator>LibreOffice/25.2.5.2$Linux_X86_64 LibreOffice_project/fb4792146257752f54eab576deb869869b108571</meta:generator>
    <meta:document-statistic meta:table-count="2" meta:cell-count="818" meta:object-count="0"/>
  </office:meta>
</office:document-meta>
</file>